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116.59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CA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68.34pt" svg:height="185.24pt" svg:x="0pt" svg:y="419.36pt">
            <loext:p draw:notify-on-update-of-ranges="Sheet1.A3:Sheet1.A3 Sheet1.A4:Sheet1.A32 Sheet1.B1:Sheet1.B3 Sheet1.B4:Sheet1.B32 Sheet1.C1:Sheet1.C3 Sheet1.C4:Sheet1.C32 Sheet1.C1:Sheet1.D3 Sheet1.D4:Sheet1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3" table:default-cell-style-name="Default"/>
        <table:table-column table:style-name="co4" table:number-columns-repeated="1020" table:default-cell-style-name="ce6"/>
        <table:table-row table:style-name="ro1">
          <table:table-cell table:style-name="ce1"/>
          <table:table-cell table:style-name="ce3" office:value-type="string" calcext:value-type="string">
            <text:p>GeForce GTX 1060 6GB</text:p>
          </table:table-cell>
          <table:table-cell table:style-name="ce5" office:value-type="string" calcext:value-type="string" table:number-columns-spanned="2" table:number-rows-spanned="1">
            <text:p>Intel Core i7-3517U CPU</text:p>
          </table:table-cell>
          <table:covered-table-cell table:style-name="ce1"/>
          <table:table-cell table:style-name="ce1" table:number-columns-repeated="1017"/>
          <table:table-cell table:style-name="Default" table:number-columns-repeated="3"/>
        </table:table-row>
        <table:table-row table:style-name="ro1">
          <table:table-cell table:style-name="ce1"/>
          <table:table-cell table:style-name="ce3" office:value-type="string" calcext:value-type="string">
            <text:p>[ms]</text:p>
          </table:table-cell>
          <table:table-cell table:style-name="ce5" office:value-type="string" calcext:value-type="string" table:number-columns-spanned="2" table:number-rows-spanned="1">
            <text:p>[ms]</text:p>
          </table:table-cell>
          <table:covered-table-cell table:style-name="ce1"/>
          <table:table-cell table:style-name="ce1" table:number-columns-repeated="1017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<text:s/>1024x102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0.069312" calcext:value-type="float">
            <text:p>0.069312</text:p>
          </table:table-cell>
          <table:table-cell office:value-type="float" office:value="3.34655" calcext:value-type="float">
            <text:p>3.34655</text:p>
          </table:table-cell>
          <table:table-cell office:value-type="float" office:value="0.632506" calcext:value-type="float">
            <text:p>0.6325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A</text:p>
          </table:table-cell>
          <table:table-cell office:value-type="float" office:value="1.80294" calcext:value-type="float">
            <text:p>1.80294</text:p>
          </table:table-cell>
          <table:table-cell office:value-type="float" office:value="2.24212" calcext:value-type="float">
            <text:p>2.24212</text:p>
          </table:table-cell>
          <table:table-cell office:value-type="float" office:value="2.52809" calcext:value-type="float">
            <text:p>2.528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B</text:p>
          </table:table-cell>
          <table:table-cell office:value-type="float" office:value="1.64042" calcext:value-type="float">
            <text:p>1.64042</text:p>
          </table:table-cell>
          <table:table-cell office:value-type="float" office:value="2.78503" calcext:value-type="float">
            <text:p>2.78503</text:p>
          </table:table-cell>
          <table:table-cell office:value-type="float" office:value="2.59447" calcext:value-type="float">
            <text:p>2.594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C</text:p>
          </table:table-cell>
          <table:table-cell office:value-type="float" office:value="1.57853" calcext:value-type="float">
            <text:p>1.57853</text:p>
          </table:table-cell>
          <table:table-cell office:value-type="float" office:value="2.95661" calcext:value-type="float">
            <text:p>2.95661</text:p>
          </table:table-cell>
          <table:table-cell office:value-type="float" office:value="2.60218" calcext:value-type="float">
            <text:p>2.60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 C</text:p>
          </table:table-cell>
          <table:table-cell office:value-type="float" office:value="1.17651" calcext:value-type="float">
            <text:p>1.17651</text:p>
          </table:table-cell>
          <table:table-cell office:value-type="float" office:value="4.32778" calcext:value-type="float">
            <text:p>4.32778</text:p>
          </table:table-cell>
          <table:table-cell office:value-type="float" office:value="1.0017" calcext:value-type="float">
            <text:p>1.0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/>2048x2048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0.218048" calcext:value-type="float">
            <text:p>0.218048</text:p>
          </table:table-cell>
          <table:table-cell office:value-type="float" office:value="26.2754" calcext:value-type="float">
            <text:p>26.2754</text:p>
          </table:table-cell>
          <table:table-cell office:value-type="float" office:value="23.2532" calcext:value-type="float">
            <text:p>23.25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A</text:p>
          </table:table-cell>
          <table:table-cell office:value-type="float" office:value="7.06256" calcext:value-type="float">
            <text:p>7.06256</text:p>
          </table:table-cell>
          <table:table-cell office:value-type="float" office:value="12.9861" calcext:value-type="float">
            <text:p>12.9861</text:p>
          </table:table-cell>
          <table:table-cell office:value-type="float" office:value="20.1146" calcext:value-type="float">
            <text:p>20.1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B</text:p>
          </table:table-cell>
          <table:table-cell office:value-type="float" office:value="6.61706" calcext:value-type="float">
            <text:p>6.61706</text:p>
          </table:table-cell>
          <table:table-cell office:value-type="float" office:value="22.3285" calcext:value-type="float">
            <text:p>22.3285</text:p>
          </table:table-cell>
          <table:table-cell office:value-type="float" office:value="20.1375" calcext:value-type="float">
            <text:p>20.1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C</text:p>
          </table:table-cell>
          <table:table-cell office:value-type="float" office:value="5.57504" calcext:value-type="float">
            <text:p>5.57504</text:p>
          </table:table-cell>
          <table:table-cell office:value-type="float" office:value="23.7888" calcext:value-type="float">
            <text:p>23.7888</text:p>
          </table:table-cell>
          <table:table-cell office:value-type="float" office:value="19.3747" calcext:value-type="float">
            <text:p>19.37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 C</text:p>
          </table:table-cell>
          <table:table-cell office:value-type="float" office:value="5.79222" calcext:value-type="float">
            <text:p>5.79222</text:p>
          </table:table-cell>
          <table:table-cell office:value-type="float" office:value="29.2185" calcext:value-type="float">
            <text:p>29.2185</text:p>
          </table:table-cell>
          <table:table-cell office:value-type="float" office:value="26.4184" calcext:value-type="float">
            <text:p>26.41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/>4096x4096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0.722144" calcext:value-type="float">
            <text:p>0.722144</text:p>
          </table:table-cell>
          <table:table-cell office:value-type="float" office:value="50.4121" calcext:value-type="float">
            <text:p>50.4121</text:p>
          </table:table-cell>
          <table:table-cell office:value-type="float" office:value="68.1822" calcext:value-type="float">
            <text:p>68.18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A</text:p>
          </table:table-cell>
          <table:table-cell office:value-type="float" office:value="20.3718" calcext:value-type="float">
            <text:p>20.3718</text:p>
          </table:table-cell>
          <table:table-cell office:value-type="float" office:value="56.8954" calcext:value-type="float">
            <text:p>56.8954</text:p>
          </table:table-cell>
          <table:table-cell office:value-type="float" office:value="70.5889" calcext:value-type="float">
            <text:p>70.5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B</text:p>
          </table:table-cell>
          <table:table-cell office:value-type="float" office:value="21.0753" calcext:value-type="float">
            <text:p>21.0753</text:p>
          </table:table-cell>
          <table:table-cell office:value-type="float" office:value="42.8359" calcext:value-type="float">
            <text:p>42.8359</text:p>
          </table:table-cell>
          <table:table-cell office:value-type="float" office:value="71.3377" calcext:value-type="float">
            <text:p>71.3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C</text:p>
          </table:table-cell>
          <table:table-cell office:value-type="float" office:value="22.1284" calcext:value-type="float">
            <text:p>22.1284</text:p>
          </table:table-cell>
          <table:table-cell office:value-type="float" office:value="41.1582" calcext:value-type="float">
            <text:p>41.1582</text:p>
          </table:table-cell>
          <table:table-cell office:value-type="float" office:value="58.4738" calcext:value-type="float">
            <text:p>58.4738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read C</text:p>
          </table:table-cell>
          <table:table-cell office:value-type="float" office:value="23.3459" calcext:value-type="float">
            <text:p>23.3459</text:p>
          </table:table-cell>
          <table:table-cell office:value-type="float" office:value="61.4954" calcext:value-type="float">
            <text:p>61.4954</text:p>
          </table:table-cell>
          <table:table-cell office:value-type="float" office:value="80.0245" calcext:value-type="float">
            <text:p>80.02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/>8192x8192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2.51043" calcext:value-type="float">
            <text:p>2.51043</text:p>
          </table:table-cell>
          <table:table-cell office:value-type="float" office:value="238.103" calcext:value-type="float">
            <text:p>238.103</text:p>
          </table:table-cell>
          <table:table-cell office:value-type="float" office:value="219.924" calcext:value-type="float">
            <text:p>219.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A</text:p>
          </table:table-cell>
          <table:table-cell office:value-type="float" office:value="87.8129" calcext:value-type="float">
            <text:p>87.8129</text:p>
          </table:table-cell>
          <table:table-cell office:value-type="float" office:value="181.385" calcext:value-type="float">
            <text:p>181.385</text:p>
          </table:table-cell>
          <table:table-cell office:value-type="float" office:value="174.12" calcext:value-type="float">
            <text:p>174.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B</text:p>
          </table:table-cell>
          <table:table-cell office:value-type="float" office:value="86.3615" calcext:value-type="float">
            <text:p>86.3615</text:p>
          </table:table-cell>
          <table:table-cell office:value-type="float" office:value="178.796" calcext:value-type="float">
            <text:p>178.796</text:p>
          </table:table-cell>
          <table:table-cell office:value-type="float" office:value="233.889" calcext:value-type="float">
            <text:p>233.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C</text:p>
          </table:table-cell>
          <table:table-cell office:value-type="float" office:value="86.9432" calcext:value-type="float">
            <text:p>86.9432</text:p>
          </table:table-cell>
          <table:table-cell office:value-type="float" office:value="197.242" calcext:value-type="float">
            <text:p>197.242</text:p>
          </table:table-cell>
          <table:table-cell office:value-type="float" office:value="188.18" calcext:value-type="float">
            <text:p>188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 C</text:p>
          </table:table-cell>
          <table:table-cell office:value-type="float" office:value="94.7631" calcext:value-type="float">
            <text:p>94.7631</text:p>
          </table:table-cell>
          <table:table-cell office:value-type="float" office:value="287.722" calcext:value-type="float">
            <text:p>287.722</text:p>
          </table:table-cell>
          <table:table-cell office:value-type="float" office:value="267.298" calcext:value-type="float">
            <text:p>267.2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/>16384x16384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9.07037" calcext:value-type="float">
            <text:p>9.07037</text:p>
          </table:table-cell>
          <table:table-cell office:value-type="float" office:value="1453.47" calcext:value-type="float">
            <text:p>1453.47</text:p>
          </table:table-cell>
          <table:table-cell office:value-type="float" office:value="3423.42" calcext:value-type="float">
            <text:p>3423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A</text:p>
          </table:table-cell>
          <table:table-cell office:value-type="float" office:value="343.417" calcext:value-type="float">
            <text:p>343.417</text:p>
          </table:table-cell>
          <table:table-cell office:value-type="float" office:value="8069.21" calcext:value-type="float">
            <text:p>8069.21</text:p>
          </table:table-cell>
          <table:table-cell office:value-type="float" office:value="13950.3" calcext:value-type="float">
            <text:p>1395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B</text:p>
          </table:table-cell>
          <table:table-cell office:value-type="float" office:value="315.895" calcext:value-type="float">
            <text:p>315.895</text:p>
          </table:table-cell>
          <table:table-cell office:value-type="float" office:value="11508.4" calcext:value-type="float">
            <text:p>11508.4</text:p>
          </table:table-cell>
          <table:table-cell office:value-type="float" office:value="4965.77" calcext:value-type="float">
            <text:p>4965.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C</text:p>
          </table:table-cell>
          <table:table-cell office:value-type="float" office:value="316.165" calcext:value-type="float">
            <text:p>316.165</text:p>
          </table:table-cell>
          <table:table-cell office:value-type="float" office:value="1256.16" calcext:value-type="float">
            <text:p>1256.16</text:p>
          </table:table-cell>
          <table:table-cell office:value-type="float" office:value="2972.4" calcext:value-type="float">
            <text:p>2972.4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read C</text:p>
          </table:table-cell>
          <table:table-cell office:value-type="float" office:value="346.831" calcext:value-type="float">
            <text:p>346.831</text:p>
          </table:table-cell>
          <table:table-cell office:value-type="float" office:value="1639.64" calcext:value-type="float">
            <text:p>1639.64</text:p>
          </table:table-cell>
          <table:table-cell office:value-type="float" office:value="3612.22" calcext:value-type="float">
            <text:p>3612.22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2:12:50.124232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51:04.568718609</meta:creation-date>
    <dc:date>2016-10-24T12:28:59.640722581</dc:date>
    <meta:editing-duration>PT4M35S</meta:editing-duration>
    <meta:editing-cycles>3</meta:editing-cycles>
    <meta:generator>LibreOffice/5.1.5.2$Linux_X86_64 LibreOffice_project/10m0$Build-2</meta:generator>
    <meta:document-statistic meta:table-count="1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CA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23cm" svg:height="6.536cm" xlink:href=".." xlink:type="simple" chart:class="chart:bar" chart:style-name="ch1">
        <chart:legend chart:legend-position="end" svg:x="10.82cm" svg:y="2.272cm" style:legend-expansion="high" chart:style-name="ch2"/>
        <chart:plot-area chart:style-name="ch3" table:cell-range-address="Sheet1.A3:Sheet1.A32 Sheet1.B1:Sheet1.C32 Sheet1.C1:Sheet1.D3 Sheet1.D4:Sheet1.D32" chart:data-source-has-labels="both" svg:x="0.33cm" svg:y="0.13cm" svg:width="10.16cm" svg:height="6.276cm">
          <chartooo:coordinate-region svg:x="1.507cm" svg:y="0.13cm" svg:width="8.983cm" svg:height="4.799cm"/>
          <chart:axis chart:dimension="x" chart:name="primary-x" chart:style-name="ch4" chartooo:axis-type="auto">
            <chartooo:date-scale/>
            <chart:categories table:cell-range-address="Sheet1.A4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32" chart:label-cell-address="Sheet1.B1:Sheet1.B3" chart:class="chart:bar">
            <chart:data-point chart:repeated="29"/>
          </chart:series>
          <chart:series chart:style-name="ch8" chart:values-cell-range-address="Sheet1.C4:Sheet1.C32" chart:label-cell-address="Sheet1.C1:Sheet1.C3" chart:class="chart:bar">
            <chart:data-point chart:repeated="29"/>
          </chart:series>
          <chart:series chart:style-name="ch9" chart:values-cell-range-address="Sheet1.D4:Sheet1.D32" chart:label-cell-address="Sheet1.C1:Sheet1.D3" chart:class="chart:ba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Force GTX 1060 6GB [ms]</text:p>
                <text:list>
                  <text:list-item>
                    <text:p>GeForce GTX 1060 6GB</text:p>
                  </text:list-item>
                  <text:list-item>
                    <text:p>[ms]</text:p>
                  </text:list-item>
                  <text:list-item>
                    <text:p/>
                  </text:list-item>
                </text:list>
                <draw:g>
                  <svg:desc>Sheet1.B1:Sheet1.B3</svg:desc>
                </draw:g>
              </table:table-cell>
              <table:table-cell office:value-type="string">
                <text:p>Intel Core i7-3517U CPU [ms] 1</text:p>
                <text:list>
                  <text:list-item>
                    <text:p>Intel Core i7-3517U CPU</text:p>
                  </text:list-item>
                  <text:list-item>
                    <text:p>[ms]</text:p>
                  </text:list-item>
                  <text:list-item>
                    <text:p>1</text:p>
                  </text:list-item>
                </text:list>
                <draw:g>
                  <svg:desc>Sheet1.C1:Sheet1.C3</svg:desc>
                </draw:g>
              </table:table-cell>
              <table:table-cell office:value-type="string">
                <text:p>Intel Core i7-3517U CPU [ms] 1 2</text:p>
                <text:list>
                  <text:list-item>
                    <text:p>Intel Core i7-3517U CPU</text:p>
                  </text:list-item>
                  <text:list-item>
                    <text:p>[ms]</text:p>
                  </text:list-item>
                  <text:list-item>
                    <text:p>1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2</text:p>
                  </text:list-item>
                </text:list>
                <draw:g>
                  <svg:desc>Sheet1.C1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ernel</text:p>
                <draw:g>
                  <svg:desc>Sheet1.A4:Sheet1.A32</svg:desc>
                </draw:g>
              </table:table-cell>
              <table:table-cell office:value-type="float" office:value="0.069312">
                <text:p>0.069312</text:p>
                <draw:g>
                  <svg:desc>Sheet1.B4:Sheet1.B32</svg:desc>
                </draw:g>
              </table:table-cell>
              <table:table-cell office:value-type="float" office:value="3.34655">
                <text:p>3.34655</text:p>
                <draw:g>
                  <svg:desc>Sheet1.C4:Sheet1.C32</svg:desc>
                </draw:g>
              </table:table-cell>
              <table:table-cell office:value-type="float" office:value="0.632506">
                <text:p>0.632506</text:p>
                <draw:g>
                  <svg:desc>Sheet1.D4:Sheet1.D32</svg:desc>
                </draw:g>
              </table:table-cell>
            </table:table-row>
            <table:table-row>
              <table:table-cell office:value-type="string">
                <text:p>write A</text:p>
              </table:table-cell>
              <table:table-cell office:value-type="float" office:value="1.80294">
                <text:p>1.80294</text:p>
              </table:table-cell>
              <table:table-cell office:value-type="float" office:value="2.24212">
                <text:p>2.24212</text:p>
              </table:table-cell>
              <table:table-cell office:value-type="float" office:value="2.52809">
                <text:p>2.52809</text:p>
              </table:table-cell>
            </table:table-row>
            <table:table-row>
              <table:table-cell office:value-type="string">
                <text:p>write B</text:p>
              </table:table-cell>
              <table:table-cell office:value-type="float" office:value="1.64042">
                <text:p>1.64042</text:p>
              </table:table-cell>
              <table:table-cell office:value-type="float" office:value="2.78503">
                <text:p>2.78503</text:p>
              </table:table-cell>
              <table:table-cell office:value-type="float" office:value="2.59447">
                <text:p>2.59447</text:p>
              </table:table-cell>
            </table:table-row>
            <table:table-row>
              <table:table-cell office:value-type="string">
                <text:p>write C</text:p>
              </table:table-cell>
              <table:table-cell office:value-type="float" office:value="1.57853">
                <text:p>1.57853</text:p>
              </table:table-cell>
              <table:table-cell office:value-type="float" office:value="2.95661">
                <text:p>2.95661</text:p>
              </table:table-cell>
              <table:table-cell office:value-type="float" office:value="2.60218">
                <text:p>2.60218</text:p>
              </table:table-cell>
            </table:table-row>
            <table:table-row>
              <table:table-cell office:value-type="string">
                <text:p>read C</text:p>
              </table:table-cell>
              <table:table-cell office:value-type="float" office:value="1.17651">
                <text:p>1.17651</text:p>
              </table:table-cell>
              <table:table-cell office:value-type="float" office:value="4.32778">
                <text:p>4.32778</text:p>
              </table:table-cell>
              <table:table-cell office:value-type="float" office:value="1.0017">
                <text:p>1.0017</text:p>
              </table:table-cell>
            </table:table-row>
            <table:table-row>
              <table:table-cell office:value-type="string">
                <text:p> 2048x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ernel</text:p>
              </table:table-cell>
              <table:table-cell office:value-type="float" office:value="0.218048">
                <text:p>0.218048</text:p>
              </table:table-cell>
              <table:table-cell office:value-type="float" office:value="26.2754">
                <text:p>26.2754</text:p>
              </table:table-cell>
              <table:table-cell office:value-type="float" office:value="23.2532">
                <text:p>23.2532</text:p>
              </table:table-cell>
            </table:table-row>
            <table:table-row>
              <table:table-cell office:value-type="string">
                <text:p>write A</text:p>
              </table:table-cell>
              <table:table-cell office:value-type="float" office:value="7.06256">
                <text:p>7.06256</text:p>
              </table:table-cell>
              <table:table-cell office:value-type="float" office:value="12.9861">
                <text:p>12.9861</text:p>
              </table:table-cell>
              <table:table-cell office:value-type="float" office:value="20.1146">
                <text:p>20.1146</text:p>
              </table:table-cell>
            </table:table-row>
            <table:table-row>
              <table:table-cell office:value-type="string">
                <text:p>write B</text:p>
              </table:table-cell>
              <table:table-cell office:value-type="float" office:value="6.61706">
                <text:p>6.61706</text:p>
              </table:table-cell>
              <table:table-cell office:value-type="float" office:value="22.3285">
                <text:p>22.3285</text:p>
              </table:table-cell>
              <table:table-cell office:value-type="float" office:value="20.1375">
                <text:p>20.1375</text:p>
              </table:table-cell>
            </table:table-row>
            <table:table-row>
              <table:table-cell office:value-type="string">
                <text:p>write C</text:p>
              </table:table-cell>
              <table:table-cell office:value-type="float" office:value="5.57504">
                <text:p>5.57504</text:p>
              </table:table-cell>
              <table:table-cell office:value-type="float" office:value="23.7888">
                <text:p>23.7888</text:p>
              </table:table-cell>
              <table:table-cell office:value-type="float" office:value="19.3747">
                <text:p>19.3747</text:p>
              </table:table-cell>
            </table:table-row>
            <table:table-row>
              <table:table-cell office:value-type="string">
                <text:p>read C</text:p>
              </table:table-cell>
              <table:table-cell office:value-type="float" office:value="5.79222">
                <text:p>5.79222</text:p>
              </table:table-cell>
              <table:table-cell office:value-type="float" office:value="29.2185">
                <text:p>29.2185</text:p>
              </table:table-cell>
              <table:table-cell office:value-type="float" office:value="26.4184">
                <text:p>26.4184</text:p>
              </table:table-cell>
            </table:table-row>
            <table:table-row>
              <table:table-cell office:value-type="string">
                <text:p> 4096x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ernel</text:p>
              </table:table-cell>
              <table:table-cell office:value-type="float" office:value="0.722144">
                <text:p>0.722144</text:p>
              </table:table-cell>
              <table:table-cell office:value-type="float" office:value="50.4121">
                <text:p>50.4121</text:p>
              </table:table-cell>
              <table:table-cell office:value-type="float" office:value="68.1822">
                <text:p>68.1822</text:p>
              </table:table-cell>
            </table:table-row>
            <table:table-row>
              <table:table-cell office:value-type="string">
                <text:p>write A</text:p>
              </table:table-cell>
              <table:table-cell office:value-type="float" office:value="20.3718">
                <text:p>20.3718</text:p>
              </table:table-cell>
              <table:table-cell office:value-type="float" office:value="56.8954">
                <text:p>56.8954</text:p>
              </table:table-cell>
              <table:table-cell office:value-type="float" office:value="70.5889">
                <text:p>70.5889</text:p>
              </table:table-cell>
            </table:table-row>
            <table:table-row>
              <table:table-cell office:value-type="string">
                <text:p>write B</text:p>
              </table:table-cell>
              <table:table-cell office:value-type="float" office:value="21.0753">
                <text:p>21.0753</text:p>
              </table:table-cell>
              <table:table-cell office:value-type="float" office:value="42.8359">
                <text:p>42.8359</text:p>
              </table:table-cell>
              <table:table-cell office:value-type="float" office:value="71.3377">
                <text:p>71.3377</text:p>
              </table:table-cell>
            </table:table-row>
            <table:table-row>
              <table:table-cell office:value-type="string">
                <text:p>write C</text:p>
              </table:table-cell>
              <table:table-cell office:value-type="float" office:value="22.1284">
                <text:p>22.1284</text:p>
              </table:table-cell>
              <table:table-cell office:value-type="float" office:value="41.1582">
                <text:p>41.1582</text:p>
              </table:table-cell>
              <table:table-cell office:value-type="float" office:value="58.4738">
                <text:p>58.4738</text:p>
              </table:table-cell>
            </table:table-row>
            <table:table-row>
              <table:table-cell office:value-type="string">
                <text:p>read C</text:p>
              </table:table-cell>
              <table:table-cell office:value-type="float" office:value="23.3459">
                <text:p>23.3459</text:p>
              </table:table-cell>
              <table:table-cell office:value-type="float" office:value="61.4954">
                <text:p>61.4954</text:p>
              </table:table-cell>
              <table:table-cell office:value-type="float" office:value="80.0245">
                <text:p>80.0245</text:p>
              </table:table-cell>
            </table:table-row>
            <table:table-row>
              <table:table-cell office:value-type="string">
                <text:p> 8192x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ernel</text:p>
              </table:table-cell>
              <table:table-cell office:value-type="float" office:value="2.51043">
                <text:p>2.51043</text:p>
              </table:table-cell>
              <table:table-cell office:value-type="float" office:value="238.103">
                <text:p>238.103</text:p>
              </table:table-cell>
              <table:table-cell office:value-type="float" office:value="219.924">
                <text:p>219.924</text:p>
              </table:table-cell>
            </table:table-row>
            <table:table-row>
              <table:table-cell office:value-type="string">
                <text:p>write A</text:p>
              </table:table-cell>
              <table:table-cell office:value-type="float" office:value="87.8129">
                <text:p>87.8129</text:p>
              </table:table-cell>
              <table:table-cell office:value-type="float" office:value="181.385">
                <text:p>181.385</text:p>
              </table:table-cell>
              <table:table-cell office:value-type="float" office:value="174.12">
                <text:p>174.12</text:p>
              </table:table-cell>
            </table:table-row>
            <table:table-row>
              <table:table-cell office:value-type="string">
                <text:p>write B</text:p>
              </table:table-cell>
              <table:table-cell office:value-type="float" office:value="86.3615">
                <text:p>86.3615</text:p>
              </table:table-cell>
              <table:table-cell office:value-type="float" office:value="178.796">
                <text:p>178.796</text:p>
              </table:table-cell>
              <table:table-cell office:value-type="float" office:value="233.889">
                <text:p>233.889</text:p>
              </table:table-cell>
            </table:table-row>
            <table:table-row>
              <table:table-cell office:value-type="string">
                <text:p>write C</text:p>
              </table:table-cell>
              <table:table-cell office:value-type="float" office:value="86.9432">
                <text:p>86.9432</text:p>
              </table:table-cell>
              <table:table-cell office:value-type="float" office:value="197.242">
                <text:p>197.242</text:p>
              </table:table-cell>
              <table:table-cell office:value-type="float" office:value="188.18">
                <text:p>188.18</text:p>
              </table:table-cell>
            </table:table-row>
            <table:table-row>
              <table:table-cell office:value-type="string">
                <text:p>read C</text:p>
              </table:table-cell>
              <table:table-cell office:value-type="float" office:value="94.7631">
                <text:p>94.7631</text:p>
              </table:table-cell>
              <table:table-cell office:value-type="float" office:value="287.722">
                <text:p>287.722</text:p>
              </table:table-cell>
              <table:table-cell office:value-type="float" office:value="267.298">
                <text:p>267.298</text:p>
              </table:table-cell>
            </table:table-row>
            <table:table-row>
              <table:table-cell office:value-type="string">
                <text:p> 16384x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ernel</text:p>
              </table:table-cell>
              <table:table-cell office:value-type="float" office:value="9.07037">
                <text:p>9.07037</text:p>
              </table:table-cell>
              <table:table-cell office:value-type="float" office:value="1453.47">
                <text:p>1453.47</text:p>
              </table:table-cell>
              <table:table-cell office:value-type="float" office:value="3423.42">
                <text:p>3423.42</text:p>
              </table:table-cell>
            </table:table-row>
            <table:table-row>
              <table:table-cell office:value-type="string">
                <text:p>write A</text:p>
              </table:table-cell>
              <table:table-cell office:value-type="float" office:value="343.417">
                <text:p>343.417</text:p>
              </table:table-cell>
              <table:table-cell office:value-type="float" office:value="8069.21">
                <text:p>8069.21</text:p>
              </table:table-cell>
              <table:table-cell office:value-type="float" office:value="13950.3">
                <text:p>13950.3</text:p>
              </table:table-cell>
            </table:table-row>
            <table:table-row>
              <table:table-cell office:value-type="string">
                <text:p>write B</text:p>
              </table:table-cell>
              <table:table-cell office:value-type="float" office:value="315.895">
                <text:p>315.895</text:p>
              </table:table-cell>
              <table:table-cell office:value-type="float" office:value="11508.4">
                <text:p>11508.4</text:p>
              </table:table-cell>
              <table:table-cell office:value-type="float" office:value="4965.77">
                <text:p>4965.77</text:p>
              </table:table-cell>
            </table:table-row>
            <table:table-row>
              <table:table-cell office:value-type="string">
                <text:p>write C</text:p>
              </table:table-cell>
              <table:table-cell office:value-type="float" office:value="316.165">
                <text:p>316.165</text:p>
              </table:table-cell>
              <table:table-cell office:value-type="float" office:value="1256.16">
                <text:p>1256.16</text:p>
              </table:table-cell>
              <table:table-cell office:value-type="float" office:value="2972.4">
                <text:p>2972.4</text:p>
              </table:table-cell>
            </table:table-row>
            <table:table-row>
              <table:table-cell office:value-type="string">
                <text:p>read C</text:p>
              </table:table-cell>
              <table:table-cell office:value-type="float" office:value="346.831">
                <text:p>346.831</text:p>
              </table:table-cell>
              <table:table-cell office:value-type="float" office:value="1639.64">
                <text:p>1639.64</text:p>
              </table:table-cell>
              <table:table-cell office:value-type="float" office:value="3612.22">
                <text:p>3612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